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суспензії в центральний канал</text:p>
          </table:table-cell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центральний канал</text:p>
          </table:table-cell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праву секцію</text:p>
          </table:table-cell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аміачної води</text:p>
          </table:table-cell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соку із правої секції</text:p>
          </table:table-cell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дувки центрального каналу</text:p>
          </table:table-cell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мивки лівої секції</text:p>
          </table:table-cell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мичка між секціями</text:p>
          </table:table-cell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і</text:p>
          </table:table-cell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іретка в хвості </text:p>
          </table:table-cell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Гак піднятор</text:p>
          </table:table-cell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початковому положенні</text:p>
          </table:table-cell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аварійному положенні (нема рамки)</text:p>
          </table:table-cell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моргалка</text:p>
          </table:table-cell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еле тиску масляної станції</text:p>
          </table:table-cell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ключено</text:p>
          </table:table-cell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 автоматичному режимі</text:p>
          </table:table-cell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лове живлення ввімкнуто</text:p>
          </table:table-cell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закриті</text:p>
          </table:table-cell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і</text:p>
          </table:table-cell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3"/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3"/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3"/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3"/>
          <table:table-cell table:formula="of:=[.G6]" office:value-type="string" office:string-value="Подача аміачної води">
            <text:p>Подача аміачної води</text:p>
          </table:table-cell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3"/>
          <table:table-cell table:formula="of:=[.G7]" office:value-type="string" office:string-value="Вихід соку із правої секції">
            <text:p>Вихід соку із правої секції</text:p>
          </table:table-cell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3"/>
          <table:table-cell table:formula="of:=[.G9]" office:value-type="string" office:string-value="Вихід промивки лівої секції">
            <text:p>Вихід промивки лівої секції</text:p>
          </table:table-cell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3"/>
          <table:table-cell table:formula="of:=[.G10]" office:value-type="string" office:string-value="Перемичка між секціями">
            <text:p>Перемичка між секціями</text:p>
          </table:table-cell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и</text:p>
          </table:table-cell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ідророзполілювача</text:p>
          </table:table-cell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асос маслостанції</text:p>
          </table:table-cell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у</text:p>
          </table:table-cell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хвіст</text:p>
          </table:table-cell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уск транспортера</text:p>
          </table:table-cell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топ транспортера</text:p>
          </table:table-cell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45">
            <text:p>4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суспензії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47">
            <text:p>4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масла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49">
            <text:p>49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Змінна стану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грн.</number:text>
    </number:number-style>
    <number:number-style style:name="N107">
      <number:text>-</number:text>
      <number:number number:decimal-places="0" number:min-integer-digits="1" number:grouping="true"/>
      <number:text> грн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грн.</number:text>
    </number:number-style>
    <number:number-style style:name="N109">
      <number:text>-</number:text>
      <number:number number:decimal-places="2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   </number:text>
    </number:number-style>
    <number:number-style style:name="N115P1" style:volatile="true">
      <number:text>-</number:text>
      <number:number number:decimal-places="0" number:min-integer-digits="1" number:grouping="true"/>
      <number:text>         </number:text>
    </number:number-style>
    <number:number-style style:name="N115P2" style:volatile="true">
      <number:text> -     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грн. </number:text>
    </number:number-style>
    <number:number-style style:name="N116P1" style:volatile="true">
      <number:text>-</number:text>
      <number:number number:decimal-places="0" number:min-integer-digits="1" number:grouping="true"/>
      <number:text> грн. </number:text>
    </number:number-style>
    <number:number-style style:name="N116P2" style:volatile="true">
      <number:text> - грн.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   </number:text>
    </number:number-style>
    <number:number-style style:name="N117P1" style:volatile="true">
      <number:text>-</number:text>
      <number:number number:decimal-places="2" number:min-integer-digits="1" number:grouping="true"/>
      <number:text>         </number:text>
    </number:number-style>
    <number:number-style style:name="N117P2" style:volatile="true">
      <number:text> -</number:text>
      <number:number number:decimal-places="0" number:min-integer-digits="0"/>
      <number:text>   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грн. </number:text>
    </number:number-style>
    <number:number-style style:name="N118P1" style:volatile="true">
      <number:text>-</number:text>
      <number:number number:decimal-places="2" number:min-integer-digits="1" number:grouping="true"/>
      <number:text> грн. </number:text>
    </number:number-style>
    <number:number-style style:name="N118P2" style:volatile="true">
      <number:text> -</number:text>
      <number:number number:decimal-places="0" number:min-integer-digits="0"/>
      <number:text> грн.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17:25:19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2$Build-9483</meta:generator>
    <dc:date>2010-06-16T17:25:19</dc:date>
    <meta:editing-duration>PT01H42M30S</meta:editing-duration>
    <meta:editing-cycles>3</meta:editing-cycles>
    <meta:document-statistic meta:table-count="3" meta:cell-count="163" meta:object-count="0"/>
  </office:meta>
</office:document-meta>
</file>